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77e9" officeooo:paragraph-rsid="0020e997"/>
    </style:style>
    <style:style style:name="T1" style:family="text">
      <style:text-properties officeooo:rsid="001e33a2"/>
    </style:style>
    <style:style style:name="T2" style:family="text">
      <style:text-properties officeooo:rsid="0020e9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ystem works following by a client-server model. <text:span text:style-name="T2">On the client-end, there is a map by which the user may know zip code map by selecting a location on the map. The location involves latitude and longitude. Note that, since we have zip code map for a specific place, if the user want to know the prediction out of that place, the output still choose from that specific location. Within this scope, from the client-end a POST request is sent to the server-end in the ‘/calculate’ URL. The server-end receives the location from the request and run the prediction procedure. The output of the prediction process is a set of probability distributions with corresponding zip code. Then this output is returned in a key-value pair JSON format. When the request is resolved from the server-end, the response is received by the client-end which parse the JSON response. For each zip code with its probability, the client-end creates two types of polygon map to show the prediction to the user. Zip code with probability greater than 0.5 is rendered as red polygon and zip code with probability less than 0.5 and greater than 0.0 is shown as blue polygon. Furthermore, zip code contains the highest probability, is shown as red polygon map.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6:23:28.844502771</meta:creation-date>
    <dc:date>2019-06-06T23:37:21.356744180</dc:date>
    <meta:editing-duration>PT14M29S</meta:editing-duration>
    <meta:editing-cycles>5</meta:editing-cycles>
    <meta:generator>LibreOffice/6.0.7.3$Linux_X86_64 LibreOffice_project/00m0$Build-3</meta:generator>
    <meta:document-statistic meta:table-count="0" meta:image-count="0" meta:object-count="0" meta:page-count="1" meta:paragraph-count="1" meta:word-count="211" meta:character-count="1234" meta:non-whitespace-character-count="1023"/>
  </office:meta>
</office:document-meta>
</file>